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ccanthis ADF Std No3" svg:font-family="'Accanthis ADF Std No3'" style:font-pitch="variable"/>
    <style:font-face style:name="Latin Modern Roman Demi" svg:font-family="'Latin Modern Roman Demi'" style:font-pitch="variable"/>
    <style:font-face style:name="Lato Heavy" svg:font-family="'Lato Heavy'" style:font-pitch="variable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 Demi" officeooo:rsid="000fb1bb" officeooo:paragraph-rsid="000fb1bb"/>
    </style:style>
    <style:style style:name="P2" style:family="paragraph" style:parent-style-name="Standard">
      <style:text-properties style:font-name="Latin Modern Roman Demi" fo:font-size="12pt" officeooo:rsid="000fb1bb" officeooo:paragraph-rsid="000fb1bb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2"><text:s/>* <text:span text:style-name="T1">Name: <text:s/>THAKUR ATIF UMAR</text:span></text:p>
      <text:p text:style-name="P2"><text:s/>* <text:span text:style-name="T1">Roll_No: <text:s/>14DCO69</text:span></text:p>
      <text:p text:style-name="P2"><text:s/>* <text:span text:style-name="T1">Experiment: <text:s/>03</text:span></text:p>
      <text:p text:style-name="P1"><text:s/>*/</text:p>
      <text:p text:style-name="P1"><text:s text:c="4"/>import java.math.BigInteger;</text:p>
      <text:p text:style-name="P1"><text:s text:c="4"/>import java.security.MessageDigest;</text:p>
      <text:p text:style-name="P1"><text:s text:c="4"/>import java.security.NoSuchAlgorithmException;</text:p>
      <text:p text:style-name="P1"><text:s text:c="4"/>public class JavaMD5Hash {</text:p>
      <text:p text:style-name="P1"><text:s text:c="4"/><text:tab/>public static void main(String[] args) {</text:p>
      <text:p text:style-name="P1"><text:s text:c="4"/><text:tab/><text:tab/>System.out.println("For null " + md5(""));</text:p>
      <text:p text:style-name="P1"><text:s text:c="4"/><text:tab/><text:tab/>System.out.println("For simple text "+ md5("HEllo"));</text:p>
      <text:p text:style-name="P1"><text:s text:c="4"/><text:tab/><text:tab/>System.out.println("For simple numbers " + md5("12345"));</text:p>
      <text:p text:style-name="P1"><text:s text:c="4"/><text:tab/>}</text:p>
      <text:p text:style-name="P1"><text:s text:c="4"/><text:tab/>public static String md5(String input) {</text:p>
      <text:p text:style-name="P1"><text:s text:c="4"/><text:tab/><text:tab/>String md5 = null;</text:p>
      <text:p text:style-name="P1"><text:s text:c="4"/><text:tab/><text:tab/>if(null == input) return null;</text:p>
      <text:p text:style-name="P1"><text:s text:c="4"/><text:tab/><text:tab/>try {</text:p>
      <text:p text:style-name="P1"><text:s text:c="4"/><text:tab/><text:tab/><text:tab/>//Create MessageDigest object for MD5</text:p>
      <text:p text:style-name="P1"><text:s text:c="4"/><text:tab/><text:tab/><text:tab/>MessageDigest digest = MessageDigest.getInstance("MD5");</text:p>
      <text:p text:style-name="P1"><text:s text:c="4"/><text:tab/><text:tab/><text:tab/>//Update input string in message digest</text:p>
      <text:p text:style-name="P1"><text:s text:c="4"/><text:tab/><text:tab/><text:tab/>digest.update(input.getBytes(), 0, input.length());</text:p>
      <text:p text:style-name="P1"><text:s text:c="4"/><text:tab/><text:tab/><text:tab/>//Converts message digest value in base 16 (hex) </text:p>
      <text:p text:style-name="P1"><text:s text:c="4"/><text:tab/><text:tab/><text:tab/>md5 = new BigInteger(1, digest.digest()).toString(16);</text:p>
      <text:p text:style-name="P1"><text:s text:c="4"/><text:tab/><text:tab/>}</text:p>
      <text:p text:style-name="P1"><text:s text:c="4"/><text:tab/><text:tab/>catch (NoSuchAlgorithmException e) {</text:p>
      <text:p text:style-name="P1"><text:s text:c="4"/><text:tab/><text:tab/><text:tab/>e.printStackTrace();</text:p>
      <text:p text:style-name="P1"><text:s text:c="4"/><text:tab/><text:tab/>}</text:p>
      <text:p text:style-name="P1"><text:s text:c="4"/><text:tab/><text:tab/>return md5;</text:p>
      <text:p text:style-name="P1"><text:s text:c="4"/><text:tab/>}</text:p>
      <text:p text:style-name="P1"><text:s text:c="4"/>}</text:p>
      <text:p text:style-name="P1">/*</text:p>
      <text:p text:style-name="P1">OUTPUT::</text:p>
      <text:p text:style-name="P1">For null d41d8cd98f00b204e9800998ecf8427e</text:p>
      <text:p text:style-name="P1">For simple text b03c1af5d2d4faa887fb333031fb41ca</text:p>
      <text:p text:style-name="P1">For simple numbers 827ccb0eea8a706c4c34a16891f84e7b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ccanthis ADF Std No3" svg:font-family="'Accanthis ADF Std No3'" style:font-pitch="variable"/>
    <style:font-face style:name="Latin Modern Roman Demi" svg:font-family="'Latin Modern Roman Demi'" style:font-pitch="variable"/>
    <style:font-face style:name="Lato Heavy" svg:font-family="'Lato Heavy'" style:font-pitch="variable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5:34:36.327173299</meta:creation-date>
    <dc:date>2017-08-16T14:57:27.779669970</dc:date>
    <meta:editing-duration>PT2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7" meta:word-count="119" meta:character-count="1148" meta:non-whitespace-character-count="909"/>
  </office:meta>
</office:document-meta>
</file>